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326in" table:align="center"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491in"/>
    </style:style>
    <style:style style:name="Table1.G" style:family="table-column">
      <style:table-column-properties style:column-width="0.3576in"/>
    </style:style>
    <style:style style:name="Table1.H" style:family="table-column">
      <style:table-column-properties style:column-width="0.9576in"/>
    </style:style>
    <style:style style:name="Table1.I" style:family="table-column">
      <style:table-column-properties style:column-width="0.891in"/>
    </style:style>
    <style:style style:name="Table1.J" style:family="table-column">
      <style:table-column-properties style:column-width="0.291in"/>
    </style:style>
    <style:style style:name="Table1.L" style:family="table-column">
      <style:table-column-properties style:column-width="0.4243in"/>
    </style:style>
    <style:style style:name="Table1.A1" style:family="table-cell">
      <style:table-cell-properties style:vertical-align="middle" fo:background-color="#c0c0c0" fo:padding="0.0382in" fo:border-left="0.0007in solid #000000" fo:border-right="none" fo:border-top="0.0007in solid #000000" fo:border-bottom="0.0007in solid #000000">
        <style:background-image/>
      </style:table-cell-properties>
    </style:style>
    <style:style style:name="Table1.M1" style:family="table-cell">
      <style:table-cell-properties style:vertical-align="middle" fo:background-color="#c0c0c0"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none" fo:border-right="none" fo:border-top="none" fo:border-bottom="0.0007in solid #000000"/>
    </style:style>
    <style:style style:name="Table1.M2" style:family="table-cell">
      <style:table-cell-properties style:vertical-align="middle" fo:padding="0.0382in" fo:border-left="none"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Table1.C3" style:family="table-cell">
      <style:table-cell-properties fo:background-color="transparent" fo:padding="0.0382in" fo:border-left="0.0007in solid #000000" fo:border-right="none" fo:border-top="none" fo:border-bottom="0.0007in solid #000000">
        <style:background-image/>
      </style:table-cell-properties>
    </style:style>
    <style:style style:name="Table1.H3" style:family="table-cell">
      <style:table-cell-properties fo:background-color="#ffff00" fo:padding="0.0382in" fo:border-left="0.0007in solid #000000" fo:border-right="none" fo:border-top="none" fo:border-bottom="0.0007in solid #000000">
        <style:background-image/>
      </style:table-cell-properties>
    </style:style>
    <style:style style:name="Table1.M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style:keep-together="false" fo:keep-together="always"/>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padding="0.0382in" fo:border-left="0.0007in solid #000000" fo:border-right="0.0007in solid #000000" fo:border-top="none" fo:border-bottom="0.0007in solid #000000"/>
    </style:style>
    <style:style style:name="Table2.B9" style:family="table-cell">
      <style:table-cell-properties fo:background-color="#ffff00" fo:padding="0.0382in" fo:border-left="0.0007in solid #000000" fo:border-right="none" fo:border-top="none" fo:border-bottom="0.0007in solid #000000">
        <style:background-image/>
      </style:table-cell-properties>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style:keep-together="false" fo:keep-together="always"/>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A5" style:family="table-cell">
      <style:table-cell-properties fo:background-color="#ff0000" fo:padding="0.0382in" fo:border-left="0.0007in solid #000000" fo:border-right="none" fo:border-top="none" fo:border-bottom="0.0007in solid #000000">
        <style:background-image/>
      </style:table-cell-properties>
    </style:style>
    <style:style style:name="Table3.A9" style:family="table-cell">
      <style:table-cell-properties fo:background-color="transparent" fo:padding="0.0382in" fo:border-left="0.0007in solid #000000" fo:border-right="none" fo:border-top="none" fo:border-bottom="0.0007in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style:keep-together="false" fo:keep-together="always"/>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c0c0c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style:keep-together="false" fo:keep-together="always"/>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c0c0c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525*"/>
    </style:style>
    <style:style style:name="Table7.B" style:family="table-column">
      <style:table-column-properties style:column-width="0.8597in" style:rel-column-width="1238*"/>
    </style:style>
    <style:style style:name="Table7.C" style:family="table-column">
      <style:table-column-properties style:column-width="4.7743in" style:rel-column-width="6875*"/>
    </style:style>
    <style:style style:name="Table7.1" style:family="table-row">
      <style:table-row-properties style:keep-together="false" fo:keep-together="always"/>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fo:keep-with-next="always"/>
    </style:style>
    <style:style style:name="Table8.A" style:family="table-column">
      <style:table-column-properties style:column-width="0.9292in" style:rel-column-width="1338*"/>
    </style:style>
    <style:style style:name="Table8.B" style:family="table-column">
      <style:table-column-properties style:column-width="0.5292in" style:rel-column-width="762*"/>
    </style:style>
    <style:style style:name="Table8.C" style:family="table-column">
      <style:table-column-properties style:column-width="5.2347in" style:rel-column-width="7538*"/>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text-properties style:font-name="Liberation Mono" fo:font-size="8pt" style:font-size-asian="8pt" style:font-weight-asian="normal" style:font-size-complex="8pt" style:text-rotation-angle="0" style:text-rotation-scale="line-heigh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normal" style:font-weight-asian="normal" style:font-weight-complex="normal"/>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keep-with-next="alway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top="3.9402in" fo:margin-bottom="0in"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fo:background-color="transparent">
        <style:background-image/>
      </style:paragraph-properties>
      <style:text-properties fo:language="en" fo:country="U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able_20_Contents">
      <style:paragraph-properties fo:keep-with-next="always"/>
    </style:style>
    <style:style style:name="P15" style:family="paragraph" style:parent-style-name="Table_20_Contents">
      <style:paragraph-properties fo:text-align="center" style:justify-single-word="false" fo:keep-with-next="always"/>
    </style:style>
    <style:style style:name="P16" style:family="paragraph" style:parent-style-name="Changelog_20_Entry">
      <style:paragraph-properties fo:margin-left="0.2in" fo:margin-right="0in" fo:text-indent="-0.2in" style:auto-text-indent="false"/>
    </style:style>
    <style:style style:name="P17" style:family="paragraph" style:parent-style-name="Text_20_body" style:list-style-name="L3"/>
    <style:style style:name="P18" style:family="paragraph" style:parent-style-name="Text_20_body">
      <style:paragraph-properties fo:text-align="center" style:justify-single-word="false"/>
    </style:style>
    <style:style style:name="P19" style:family="paragraph" style:parent-style-name="Text_20_body" style:list-style-name="L4"/>
    <style:style style:name="P20" style:family="paragraph" style:parent-style-name="Text_20_body" style:master-page-name="">
      <style:paragraph-properties style:page-number="auto" fo:keep-with-next="always"/>
    </style:style>
    <style:style style:name="P21" style:family="paragraph" style:parent-style-name="Text_20_body" style:list-style-name="L2" style:master-page-name="">
      <style:paragraph-properties style:page-number="auto" fo:keep-with-next="always"/>
    </style:style>
    <style:style style:name="P22" style:family="paragraph" style:parent-style-name="Text_20_body" style:list-style-name="L2">
      <style:paragraph-properties fo:keep-with-next="always"/>
    </style:style>
    <style:style style:name="P23" style:family="paragraph" style:parent-style-name="Text_20_body" style:list-style-name="L3">
      <style:paragraph-properties fo:keep-with-next="always"/>
    </style:style>
    <style:style style:name="P24" style:family="paragraph" style:parent-style-name="Text_20_body" style:master-page-name="">
      <style:paragraph-properties style:page-number="auto" fo:keep-with-next="always"/>
    </style:style>
    <style:style style:name="P25" style:family="paragraph" style:parent-style-name="Heading_20_1">
      <style:paragraph-properties fo:break-before="page"/>
    </style:style>
    <style:style style:name="P26" style:family="paragraph" style:parent-style-name="Table_20_Contents">
      <style:paragraph-properties fo:text-align="center" style:justify-single-word="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31" style:family="paragraph" style:parent-style-name="Standard" style:list-style-name="L1"/>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3" style:family="graphic" style:parent-style-name="Frame">
      <style:graphic-properties fo:margin-top="0in" fo:margin-bottom="0in" style:vertical-pos="middle" style:vertical-rel="text" style:horizontal-pos="from-left" style:horizontal-rel="paragraph-content"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0">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Version</text:p>
            </table:table-cell>
            <table:table-cell table:style-name="Table5.A1" office:value-type="string">
              <text:p text:style-name="P4">Date</text:p>
            </table:table-cell>
            <table:table-cell table:style-name="Table5.C1" office:value-type="string">
              <text:p text:style-name="Table_20_Contents">Remarks</text:p>
            </table:table-cell>
          </table:table-row>
        </table:table-header-rows>
        <table:table-row>
          <table:table-cell table:style-name="Table5.A2" office:value-type="string">
            <text:p text:style-name="P4"><text:user-defined style:data-style-name="N0" text:name="version">0.20</text:user-defined></text:p>
          </table:table-cell>
          <table:table-cell table:style-name="Table5.A2" office:value-type="string">
            <text:p text:style-name="P4">20110616</text:p>
          </table:table-cell>
          <table:table-cell table:style-name="Table5.C2" office:value-type="string">
            <text:p text:style-name="Changelog_20_Entry">-<text:tab/>Add internal interfaces.</text:p>
          </table:table-cell>
        </table:table-row>
        <table:table-row>
          <table:table-cell table:style-name="Table5.A2" office:value-type="string">
            <text:p text:style-name="P4">0.19</text:p>
          </table:table-cell>
          <table:table-cell table:style-name="Table5.A2" office:value-type="string">
            <text:p text:style-name="P4">20110614</text:p>
          </table:table-cell>
          <table:table-cell table:style-name="Table5.C2" office:value-type="string">
            <text:p text:style-name="Changelog_20_Entry">-<text:tab/>Prepare document for publishing into olsrd git tree.</text:p>
          </table:table-cell>
        </table:table-row>
        <table:table-row>
          <table:table-cell table:style-name="Table5.A2" office:value-type="string">
            <text:p text:style-name="P4">0.18</text:p>
          </table:table-cell>
          <table:table-cell table:style-name="Table5.A2" office:value-type="string">
            <text:p text:style-name="P4">20110331</text:p>
          </table:table-cell>
          <table:table-cell table:style-name="Table5.C2"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2" office:value-type="string">
            <text:p text:style-name="P4">0.17</text:p>
          </table:table-cell>
          <table:table-cell table:style-name="Table5.A2" office:value-type="string">
            <text:p text:style-name="P4">20110323</text:p>
          </table:table-cell>
          <table:table-cell table:style-name="Table5.C2"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2" office:value-type="string">
            <text:p text:style-name="P4">0.16</text:p>
          </table:table-cell>
          <table:table-cell table:style-name="Table5.A2" office:value-type="string">
            <text:p text:style-name="P4">20110301</text:p>
          </table:table-cell>
          <table:table-cell table:style-name="Table5.C2" office:value-type="string">
            <text:p text:style-name="P16">-<text:tab/>Update description of validity time in <text:sequence-ref text:reference-format="category-and-value" text:ref-name="refTable1">Table 2</text:sequence-ref>.</text:p>
            <text:p text:style-name="P16">-<text:tab/>Renamed 'Validity Time' to 'Update Time'.</text:p>
          </table:table-cell>
        </table:table-row>
        <table:table-row>
          <table:table-cell table:style-name="Table5.A2" office:value-type="string">
            <text:p text:style-name="P4">0.15</text:p>
          </table:table-cell>
          <table:table-cell table:style-name="Table5.A2" office:value-type="string">
            <text:p text:style-name="P4">20110221</text:p>
          </table:table-cell>
          <table:table-cell table:style-name="Table5.C2"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2" office:value-type="string">
            <text:p text:style-name="P4">0.14</text:p>
          </table:table-cell>
          <table:table-cell table:style-name="Table5.A2" office:value-type="string">
            <text:p text:style-name="P4">20101209</text:p>
          </table:table-cell>
          <table:table-cell table:style-name="Table5.C2" office:value-type="string">
            <text:p text:style-name="Changelog_20_Entry">-<text:tab/>Rename NBSGPS to PUD.</text:p>
          </table:table-cell>
        </table:table-row>
        <table:table-row>
          <table:table-cell table:style-name="Table5.A2" office:value-type="string">
            <text:p text:style-name="P4">0.13</text:p>
          </table:table-cell>
          <table:table-cell table:style-name="Table5.A2" office:value-type="string">
            <text:p text:style-name="P4">20101201</text:p>
          </table:table-cell>
          <table:table-cell table:style-name="Table5.C2" office:value-type="string">
            <text:p text:style-name="Changelog_20_Entry">-<text:tab/>Update HDOP range.</text:p>
          </table:table-cell>
        </table:table-row>
        <table:table-row>
          <table:table-cell table:style-name="Table5.A2" office:value-type="string">
            <text:p text:style-name="P4">0.12</text:p>
          </table:table-cell>
          <table:table-cell table:style-name="Table5.A2" office:value-type="string">
            <text:p text:style-name="P4">20101116</text:p>
          </table:table-cell>
          <table:table-cell table:style-name="Table5.C2" office:value-type="string">
            <text:p text:style-name="Changelog_20_Entry">-<text:tab/>Add paragraph 'Reserved for Future Use Identifiers'.</text:p>
          </table:table-cell>
        </table:table-row>
        <table:table-row>
          <table:table-cell table:style-name="Table5.A2" office:value-type="string">
            <text:p text:style-name="P4">0.11</text:p>
          </table:table-cell>
          <table:table-cell table:style-name="Table5.A2" office:value-type="string">
            <text:p text:style-name="P4">20101112</text:p>
          </table:table-cell>
          <table:table-cell table:style-name="Table5.C2"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2" office:value-type="string">
            <text:p text:style-name="P4">0.10</text:p>
          </table:table-cell>
          <table:table-cell table:style-name="Table5.A2" office:value-type="string">
            <text:p text:style-name="P4">20101111</text:p>
          </table:table-cell>
          <table:table-cell table:style-name="Table5.C2" office:value-type="string">
            <text:p text:style-name="Changelog_20_Entry">-<text:tab/>Initial Version.</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28">1<text:tab/>Overview<text:tab/>4</text:p>
          <text:p text:style-name="P28">2<text:tab/>External Interfaces<text:tab/>5</text:p>
          <text:p text:style-name="P29">2.1<text:tab/>Input GPS Multicast Messages<text:tab/>5</text:p>
          <text:p text:style-name="P29">2.2<text:tab/>Position Update Packet Format<text:tab/>5</text:p>
          <text:p text:style-name="P29">2.3<text:tab/>Position Update Sentence Format<text:tab/>5</text:p>
          <text:p text:style-name="P30">2.3.1<text:tab/>Sentence Version 0 (Zero)<text:tab/>6</text:p>
          <text:p text:style-name="P29">2.4<text:tab/>Id Types<text:tab/>8</text:p>
          <text:p text:style-name="P30">2.4.1<text:tab/>Globally Unique Identifiers<text:tab/>8</text:p>
          <text:p text:style-name="P30">2.4.2<text:tab/>Locally Unique / Experimental Identifiers<text:tab/>9</text:p>
          <text:p text:style-name="P30">2.4.3<text:tab/>Reserved for Future Use Identifiers<text:tab/>9</text:p>
          <text:p text:style-name="P28">3<text:tab/>Internal Interfaces<text:tab/>10</text:p>
          <text:p text:style-name="P29">3.1<text:tab/>OLSR Position Update Messages<text:tab/>10</text:p>
          <text:p text:style-name="P30">3.1.1<text:tab/>updateTime<text:tab/>10</text:p>
          <text:p text:style-name="P30">3.1.2<text:tab/>smask<text:tab/>11</text:p>
          <text:p text:style-name="P30">3.1.3<text:tab/>time<text:tab/>11</text:p>
          <text:p text:style-name="P30">3.1.4<text:tab/>lat / long<text:tab/>12</text:p>
          <text:p text:style-name="P30">3.1.5<text:tab/>alt<text:tab/>12</text:p>
          <text:p text:style-name="P30">3.1.6<text:tab/>hdop<text:tab/>12</text:p>
          <text:p text:style-name="P30">3.1.7<text:tab/>nodeIdType and nodeId<text:tab/>12</text:p>
        </text:index-body>
      </text:table-of-content>
      <text:h text:style-name="P25" text:outline-level="1"><text:bookmark text:name="__RefHeading__1684_1306387502"/>Overview<text:bookmark-end text:name="__RefHeading__1684_1306387502"/></text:h>
      <text:p text:style-name="Standard">The Position Update Distribution (PUD) OLSR Plugin transmits GPS information over the OLSR network. The process involved is depicted in <text:sequence-ref text:reference-format="category-and-value" text:ref-name="refFigure0">Figure 1</text:sequence-ref> and described below that.</text:p>
      <text:p text:style-name="Standard"><draw:frame draw:style-name="fr1" draw:name="Frame1" text:anchor-type="paragraph" svg:x="0.6602in" svg:y="0in" svg:width="5.3543in" style:rel-width="80%" svg:height="3.6425in" fo:min-height="36%" draw:z-index="0"><draw:text-box><text:p text:style-name="Figure"><draw:frame draw:style-name="fr4" draw:name="Object1" text:anchor-type="paragraph" svg:x="0.0055in" svg:y="0.0819in" svg:width="5.352in" style:rel-width="100%" svg:height="3.4654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988164682" text:style-name="L1">
        <text:list-item>
          <text:p text:style-name="P31">On Ad‑Hoc Router 1, the GPS daemon receives information from its GPS receiver and sends multicast messages with that information onto network 1 in the form of standard NMEA GPS sentences.</text:p>
        </text:list-item>
        <text:list-item>
          <text:p text:style-name="P31">The PUD OLSR plugin receives these multicast messages by listening for them on network 1.</text:p>
        </text:list-item>
        <text:list-item>
          <text:p text:style-name="P31">All NMEA GPS sentences in the received multicast messages are parsed for relevant information and converted to an internal binary format (on a per-message basis), which is then transmitted over the OLSR network as an OLSR position update message.</text:p>
        </text:list-item>
        <text:list-item>
          <text:p text:style-name="P31"><text:bookmark text:name="step 4"/>On Ad‑Hoc Router 2, upon reception of an OLSR position update message, the internal binary format is converted to a (proprietary) NMEA sentence. Such a sentence will be referred to as a “position update sentence” (see page <text:bookmark-ref text:reference-format="page" text:ref-name="__RefHeading__962_1673364918">5</text:bookmark-ref>).</text:p>
        </text:list-item>
        <text:list-item>
          <text:p text:style-name="P31"><text:bookmark text:name="__RefNumPara__2453_1673364918"/>A position update packet, containing one or more position update sentences, is then sent as a <text:s/>multicast message onto network 2.<text:bookmark-end text:name="__RefNumPara__2453_1673364918"/></text:p>
        </text:list-item>
      </text:list>
      <text:h text:style-name="Heading_20_1" text:outline-level="1"><text:soft-page-break/>External Interfaces</text:h>
      <text:h text:style-name="Heading_20_2" text:outline-level="2">Input GPS Multicast Messages</text:h>
      <text:p text:style-name="P7">The GPS multicast messages that are sent by the GPS daemon in step 1 and received by the PUD OLSR plugin in step 2 of the process described above are expected to be in the format described below:</text:p>
      <text:list xml:id="list536808980" text:style-name="L2">
        <text:list-item>
          <text:p text:style-name="P21">A GPS multicast message has to start with the string '$GP',</text:p>
        </text:list-item>
        <text:list-item>
          <text:p text:style-name="P22">A GPS multicast message is expected to contain one or more (preferably more) NMEA GPS sentences,</text:p>
        </text:list-item>
      </text:list>
      <text:list xml:id="list1222324643" text:style-name="L3">
        <text:list-item>
          <text:p text:style-name="P23">A NMEA GPS sentence starts with the string '$GP' and ends with the string '\r\n'.</text:p>
        </text:list-item>
        <text:list-item>
          <text:p text:style-name="P17">As many sentences as possible should be combined in a multicast message in order to provide as much GPS information to the plugin as possible: the plugin processes the multicast messages separately and does not aggregate them.</text:p>
        </text:list-item>
      </text:list>
      <text:p text:style-name="P7">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 text:name="__RefHeading__962_1673364918"/>Position Update Sentence Format<text:bookmark-end text:name="__RefHeading__962_1673364918"/></text:h>
      <text:p text:style-name="P6">Position update sentences are used as part of a position update packet (see page <text:bookmark-ref text:reference-format="page" text:ref-name="__RefNumPara__1044_1276153870">5</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A" table:number-columns-repeated="2"/>
        <table:table-column table:style-name="Table1.G"/>
        <table:table-column table:style-name="Table1.H"/>
        <table:table-column table:style-name="Table1.I"/>
        <table:table-column table:style-name="Table1.J" table:number-columns-repeated="2"/>
        <table:table-column table:style-name="Table1.L"/>
        <table:table-column table:style-name="Table1.J"/>
        <table:table-header-rows>
          <table:table-row>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4</text:p>
            </table:table-cell>
            <table:table-cell table:style-name="Table1.A1" office:value-type="string">
              <text:p text:style-name="P4">5</text:p>
            </table:table-cell>
            <table:table-cell table:style-name="Table1.A1" office:value-type="string">
              <text:p text:style-name="P4">6</text:p>
            </table:table-cell>
            <table:table-cell table:style-name="Table1.A1" office:value-type="string">
              <text:p text:style-name="P4">7</text:p>
            </table:table-cell>
            <table:table-cell table:style-name="Table1.A1" office:value-type="string">
              <text:p text:style-name="P4">8</text:p>
            </table:table-cell>
            <table:table-cell table:style-name="Table1.A1" office:value-type="string">
              <text:p text:style-name="P4">9</text:p>
            </table:table-cell>
            <table:table-cell table:style-name="Table1.A1" office:value-type="string">
              <text:p text:style-name="P4">10</text:p>
            </table:table-cell>
            <table:table-cell table:style-name="Table1.A1" office:value-type="string">
              <text:p text:style-name="P4">11</text:p>
            </table:table-cell>
            <table:table-cell table:style-name="Table1.A1" office:value-type="string">
              <text:p text:style-name="P4">12</text:p>
            </table:table-cell>
            <table:table-cell table:style-name="Table1.M1" office:value-type="string">
              <text:p text:style-name="P4">13</text:p>
            </table:table-cell>
          </table:table-row>
        </table:table-header-rows>
        <table:table-row>
          <table:table-cell table:style-name="Table1.A2" office:value-type="string">
            <text:p text:style-name="P3">$PNBSX,</text:p>
          </table:table-cell>
          <table:table-cell table:style-name="Table1.B2" office:value-type="string">
            <text:p text:style-name="P3">0,</text:p>
          </table:table-cell>
          <table:table-cell table:style-name="Table1.B2" office:value-type="string">
            <text:p text:style-name="P3">1,</text:p>
          </table:table-cell>
          <table:table-cell table:style-name="Table1.B2" office:value-type="string">
            <text:p text:style-name="P3">Node1,</text:p>
          </table:table-cell>
          <table:table-cell table:style-name="Table1.B2" office:value-type="string">
            <text:p text:style-name="P3">300610,</text:p>
          </table:table-cell>
          <table:table-cell table:style-name="Table1.B2" office:value-type="string">
            <text:p text:style-name="P3">090450,</text:p>
          </table:table-cell>
          <table:table-cell table:style-name="Table1.B2" office:value-type="string">
            <text:p text:style-name="P3">256,</text:p>
          </table:table-cell>
          <table:table-cell table:style-name="Table1.B2" office:value-type="string">
            <text:p text:style-name="P3">3208.86142,N,</text:p>
          </table:table-cell>
          <table:table-cell table:style-name="Table1.B2" office:value-type="string">
            <text:p text:style-name="P3">320.78558,E,</text:p>
          </table:table-cell>
          <table:table-cell table:style-name="Table1.B2" office:value-type="string">
            <text:p text:style-name="P3">12,</text:p>
          </table:table-cell>
          <table:table-cell table:style-name="Table1.B2" office:value-type="string">
            <text:p text:style-name="P3">50,</text:p>
          </table:table-cell>
          <table:table-cell table:style-name="Table1.B2" office:value-type="string">
            <text:p text:style-name="P3">19,</text:p>
          </table:table-cell>
          <table:table-cell table:style-name="Table1.M2" office:value-type="string">
            <text:p text:style-name="P3">2.3</text:p>
          </table:table-cell>
        </table:table-row>
        <table:table-row>
          <table:table-cell table:style-name="Table1.A3" office:value-type="string">
            <text:p text:style-name="P2">NMEA Prefix</text:p>
          </table:table-cell>
          <table:table-cell table:style-name="Table1.A3" office:value-type="string">
            <text:p text:style-name="P2">Sentence Version</text:p>
          </table:table-cell>
          <table:table-cell table:style-name="Table1.C3" office:value-type="string">
            <text:p text:style-name="P2">IdType</text:p>
          </table:table-cell>
          <table:table-cell table:style-name="Table1.C3" office:value-type="string">
            <text:p text:style-name="P2">Id</text:p>
          </table:table-cell>
          <table:table-cell table:style-name="Table1.A3" office:value-type="string">
            <text:p text:style-name="P2">Date</text:p>
          </table:table-cell>
          <table:table-cell table:style-name="Table1.A3" office:value-type="string">
            <text:p text:style-name="P2">Time</text:p>
          </table:table-cell>
          <table:table-cell table:style-name="Table1.A3" office:value-type="string">
            <text:p text:style-name="P2">Update Time</text:p>
          </table:table-cell>
          <table:table-cell table:style-name="Table1.H3" office:value-type="string">
            <text:p text:style-name="P2">Latitude</text:p>
          </table:table-cell>
          <table:table-cell table:style-name="Table1.H3" office:value-type="string">
            <text:p text:style-name="P2">Longitude</text:p>
          </table:table-cell>
          <table:table-cell table:style-name="Table1.H3" office:value-type="string">
            <text:p text:style-name="P2">Altitude</text:p>
          </table:table-cell>
          <table:table-cell table:style-name="Table1.H3" office:value-type="string">
            <text:p text:style-name="P2">Speed</text:p>
          </table:table-cell>
          <table:table-cell table:style-name="Table1.H3" office:value-type="string">
            <text:p text:style-name="P2">Track</text:p>
          </table:table-cell>
          <table:table-cell table:style-name="Table1.M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Figure 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Figure 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0 (Zero)</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Field<text:line-break/>Number</text:p>
            </table:table-cell>
            <table:table-cell table:style-name="Table2.A1" office:value-type="string">
              <text:p text:style-name="P9">Field<text:line-break/>Name</text:p>
            </table:table-cell>
            <table:table-cell table:style-name="Table2.C1" office:value-type="string">
              <text:p text:style-name="P8"><text:line-break/>Description</text:p>
            </table:table-cell>
          </table:table-row>
        </table:table-header-rows>
        <table:table-row table:style-name="Table2.1">
          <table:table-cell table:style-name="Table2.A2" office:value-type="string">
            <text:p text:style-name="P9">1</text:p>
          </table:table-cell>
          <table:table-cell table:style-name="Table2.B2" office:value-type="string">
            <text:p text:style-name="P9">NMEA<text:line-break/>Prefix</text:p>
          </table:table-cell>
          <table:table-cell table:style-name="Table2.C2" office:value-type="string">
            <text:p text:style-name="P8">The NMEA prefix of the sentence (configurable).</text:p>
            <text:p text:style-name="P8">A string that starts with '$P' (default is '$PNBSX').</text:p>
          </table:table-cell>
        </table:table-row>
        <table:table-row table:style-name="Table2.1">
          <table:table-cell table:style-name="Table2.A2" office:value-type="string">
            <text:p text:style-name="P9">2</text:p>
          </table:table-cell>
          <table:table-cell table:style-name="Table2.B2" office:value-type="string">
            <text:p text:style-name="P9">Sentence<text:line-break/>Version</text:p>
          </table:table-cell>
          <table:table-cell table:style-name="Table2.C2" office:value-type="string">
            <text:p text:style-name="P8">The version of the sentence format.</text:p>
            <text:p text:style-name="P8">An unsigned integer number, with its value fixed to zero for the format described in this table.</text:p>
          </table:table-cell>
        </table:table-row>
        <table:table-row table:style-name="Table2.1">
          <table:table-cell table:style-name="Table2.A2" office:value-type="string">
            <text:p text:style-name="P9">3</text:p>
          </table:table-cell>
          <table:table-cell table:style-name="Table2.B2" office:value-type="string">
            <text:p text:style-name="P9">IdType</text:p>
          </table:table-cell>
          <table:table-cell table:style-name="Table2.C2" office:value-type="string">
            <text:p text:style-name="P8">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8</text:bookmark-ref>).</text:p>
            <text:p text:style-name="P8">An unsigned integer number in the range [0, 254].</text:p>
          </table:table-cell>
        </table:table-row>
        <table:table-row table:style-name="Table2.1">
          <table:table-cell table:style-name="Table2.A2" office:value-type="string">
            <text:p text:style-name="P9">4</text:p>
          </table:table-cell>
          <table:table-cell table:style-name="Table2.B2" office:value-type="string">
            <text:p text:style-name="P9">Id</text:p>
          </table:table-cell>
          <table:table-cell table:style-name="Table2.C2" office:value-type="string">
            <text:p text:style-name="P8">The Id of the sending node (configurable).</text:p>
            <text:p text:style-name="P8">A string representation of the configured information (see paragraph <text:bookmark-ref text:reference-format="number-no-superior" text:ref-name="__RefHeading__2516_1896484982">2.4</text:bookmark-ref> on page <text:bookmark-ref text:reference-format="page" text:ref-name="__RefHeading__2516_1896484982">8</text:bookmark-ref>).</text:p>
          </table:table-cell>
        </table:table-row>
        <table:table-row table:style-name="Table2.1">
          <table:table-cell table:style-name="Table2.A2" office:value-type="string">
            <text:p text:style-name="P9">5</text:p>
          </table:table-cell>
          <table:table-cell table:style-name="Table2.B2" office:value-type="string">
            <text:p text:style-name="P11">Date</text:p>
          </table:table-cell>
          <table:table-cell table:style-name="Table2.C2" office:value-type="string">
            <text:p text:style-name="P8">The date of the information.</text:p>
            <text:p text:style-name="P8">An unsigned integer number in the format 'DDMMYY'.</text:p>
            <text:p text:style-name="P8">DD:<text:tab/><text:tab/>Day<text:tab/><text:tab/><text:tab/>[01, 31]<text:line-break/>MM:<text:tab/><text:tab/>Month<text:tab/><text:tab/><text:tab/>[01, 12]<text:line-break/>YY:<text:tab/><text:tab/>Year<text:tab/><text:tab/><text:tab/>[00, 99]</text:p>
          </table:table-cell>
        </table:table-row>
        <table:table-row table:style-name="Table2.1">
          <table:table-cell table:style-name="Table2.A2" office:value-type="string">
            <text:p text:style-name="P9">6</text:p>
          </table:table-cell>
          <table:table-cell table:style-name="Table2.B2" office:value-type="string">
            <text:p text:style-name="P9">Time</text:p>
          </table:table-cell>
          <table:table-cell table:style-name="Table2.C2" office:value-type="string">
            <text:p text:style-name="P8">The time of the information.</text:p>
            <text:p text:style-name="P8">An unsigned integer number in the format 'HHMMSS'.</text:p>
            <text:p text:style-name="P8">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2" office:value-type="string">
            <text:p text:style-name="P9">7</text:p>
          </table:table-cell>
          <table:table-cell table:style-name="Table2.B2" office:value-type="string">
            <text:p text:style-name="P9">Update<text:line-break/>Time</text:p>
          </table:table-cell>
          <table:table-cell table:style-name="Table2.C2" office:value-type="string">
            <text:p text:style-name="P8">The number of seconds (counting from the date and time fields) after which <text:s/>the information will be sent again.</text:p>
            <text:p text:style-name="P8">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8">An unsigned integer number in the range [0, 1015792], with zero meaning 'infinite'.</text:p>
          </table:table-cell>
        </table:table-row>
        <table:table-row table:style-name="Table2.1">
          <table:table-cell table:style-name="Table2.A2" office:value-type="string">
            <text:p text:style-name="P9">8</text:p>
          </table:table-cell>
          <table:table-cell table:style-name="Table2.B9" office:value-type="string">
            <text:p text:style-name="P9">Latitude</text:p>
          </table:table-cell>
          <table:table-cell table:style-name="Table2.C2" office:value-type="string">
            <text:p text:style-name="P8">Latitude and latitude‑hemisphere of the information.</text:p>
            <text:p text:style-name="P8">A combination of an unsigned floating point number and a string in the format 'DDMM.SSSSS,H'.</text:p>
            <text:p text:style-name="P8">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2" office:value-type="string">
            <text:p text:style-name="P9">9</text:p>
          </table:table-cell>
          <table:table-cell table:style-name="Table2.B9" office:value-type="string">
            <text:p text:style-name="P9">Longitude</text:p>
          </table:table-cell>
          <table:table-cell table:style-name="Table2.C2" office:value-type="string">
            <text:p text:style-name="P8">Longitude and longitude‑hemisphere of the information.</text:p>
            <text:p text:style-name="P8">A combination of an unsigned floating point number and a string in the format 'DDDMM.SSSSS,H'.</text:p>
            <text:p text:style-name="P8">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2" office:value-type="string">
            <text:p text:style-name="P9">10</text:p>
          </table:table-cell>
          <table:table-cell table:style-name="Table2.B9" office:value-type="string">
            <text:p text:style-name="P9">Altitude</text:p>
          </table:table-cell>
          <table:table-cell table:style-name="Table2.C2" office:value-type="string">
            <text:p text:style-name="P8">Altitude in meters above mean sea level (geoid).</text:p>
            <text:p text:style-name="P8">A signed integer number in the range [-400, 65135].</text:p>
          </table:table-cell>
        </table:table-row>
        <table:table-row table:style-name="Table2.1">
          <table:table-cell table:style-name="Table2.A2" office:value-type="string">
            <text:p text:style-name="P9">11</text:p>
          </table:table-cell>
          <table:table-cell table:style-name="Table2.B9" office:value-type="string">
            <text:p text:style-name="P9">Speed</text:p>
          </table:table-cell>
          <table:table-cell table:style-name="Table2.C2" office:value-type="string">
            <text:p text:style-name="P8">Speed in kilometers per hour (km/h).</text:p>
            <text:p text:style-name="P8">An unsigned integer number in the range [0, 4095].</text:p>
          </table:table-cell>
        </table:table-row>
        <table:table-row table:style-name="Table2.1">
          <table:table-cell table:style-name="Table2.A2" office:value-type="string">
            <text:p text:style-name="P9">12</text:p>
          </table:table-cell>
          <table:table-cell table:style-name="Table2.B9" office:value-type="string">
            <text:p text:style-name="P9">Track</text:p>
          </table:table-cell>
          <table:table-cell table:style-name="Table2.C2" office:value-type="string">
            <text:p text:style-name="P8">Direction of the movement of the information, in degrees relative to true north.</text:p>
            <text:p text:style-name="P8">An unsigned integer number in the range [0, 359].</text:p>
          </table:table-cell>
        </table:table-row>
        <table:table-row table:style-name="Table2.1">
          <table:table-cell table:style-name="Table2.A2" office:value-type="string">
            <text:p text:style-name="P9">13</text:p>
          </table:table-cell>
          <table:table-cell table:style-name="Table2.B9" office:value-type="string">
            <text:p text:style-name="P9">HDOP</text:p>
          </table:table-cell>
          <table:table-cell table:style-name="Table2.C2" office:value-type="string">
            <text:p text:style-name="P8">Horizontal Dilution Of Precision.</text:p>
            <text:p text:style-name="P8">An unsigned floating point number in the range [0.0, 40.94].</text:p>
          </table:table-cell>
        </table:table-row>
        <text:soft-page-break/>
        <table:table-row table:style-name="Table2.1">
          <table:table-cell table:style-name="Table2.A2" office:value-type="string">
            <text:p text:style-name="P9">14</text:p>
          </table:table-cell>
          <table:table-cell table:style-name="Table2.B2" office:value-type="string">
            <text:p text:style-name="P9">Checksum</text:p>
          </table:table-cell>
          <table:table-cell table:style-name="Table2.C2" office:value-type="string">
            <text:p text:style-name="P8">The checksum of the complete string, not including the checksum itself.</text:p>
            <text:p text:style-name="P8">The checksum is calculated exactly the same way as a checksum in a standard NMEA GPS sentence and is a hexadecimal number in the range [00, FF], preceded by a '*'.</text:p>
            <text:p text:style-name="P8">This field is not shown in <text:sequence-ref text:reference-format="category-and-value" text:ref-name="refTable0">Figure 1</text:sequence-ref>.</text:p>
          </table:table-cell>
        </table:table-row>
        <table:table-row table:style-name="Table2.1">
          <table:table-cell table:style-name="Table2.A2" office:value-type="string">
            <text:p text:style-name="P9">15</text:p>
          </table:table-cell>
          <table:table-cell table:style-name="Table2.B2" office:value-type="string">
            <text:p text:style-name="P9">Sentence<text:line-break/>Termination</text:p>
          </table:table-cell>
          <table:table-cell table:style-name="Table2.C2" office:value-type="string">
            <text:p text:style-name="P8">The standard NMEA sentence terminator ('&lt;cr&gt;&lt;lf&gt;' / '\r\n').</text:p>
            <text:p text:style-name="P8">This field is not shown in <text:sequence-ref text:reference-format="category-and-value" text:ref-name="refTable0">Figure 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4">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2" office:value-type="string">
            <text:p text:style-name="P4">0</text:p>
          </table:table-cell>
          <table:table-cell table:style-name="Table3.B2"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2" office:value-type="string">
            <text:p text:style-name="P4">1</text:p>
          </table:table-cell>
          <table:table-cell table:style-name="Table3.B2" office:value-type="string">
            <text:p text:style-name="Text_20_body">An MSISDN number, as per the ITU-T <text:span text:style-name="T6">E.164 specification (50 bits, 7 bytes).</text:span></text:p>
            <text:p text:style-name="P5">Represented as an unsigned integer number with 15 digits.</text:p>
          </table:table-cell>
        </table:table-row>
        <table:table-row table:style-name="Table3.1">
          <table:table-cell table:style-name="Table3.A2" office:value-type="string">
            <text:p text:style-name="P4">2</text:p>
          </table:table-cell>
          <table:table-cell table:style-name="Table3.B4" office:value-type="string">
            <text:p text:style-name="P12">A Tetra number, as per the ETSI TR 102 300-5 specification (57 bits, 8 bytes).</text:p>
            <text:p text:style-name="P5">Represented as an unsigned integer number with 17 digits.</text:p>
          </table:table-cell>
        </table:table-row>
        <table:table-row table:style-name="Table3.1">
          <table:table-cell table:style-name="Table3.A5" office:value-type="string">
            <text:p text:style-name="P4">3</text:p>
          </table:table-cell>
          <table:table-cell table:style-name="Table3.B4" office:value-type="string">
            <text:p text:style-name="Table_20_Contents">The DNS name of the sending node, as per the IETF RFC 1034 specification (variable length).</text:p>
            <text:p text:style-name="P5">Represented as a text string.</text:p>
          </table:table-cell>
        </table:table-row>
        <text:soft-page-break/>
        <table:table-row table:style-name="Table3.1">
          <table:table-cell table:style-name="Table3.A2" office:value-type="string">
            <text:p text:style-name="P4">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5">Represented in the regular dot notation for an IPv4 address.</text:p>
          </table:table-cell>
        </table:table-row>
        <table:table-row table:style-name="Table3.1">
          <table:table-cell table:style-name="Table3.A2" office:value-type="string">
            <text:p text:style-name="P4">5</text:p>
          </table:table-cell>
          <table:table-cell table:style-name="Table3.B2" office:value-type="string">
            <text:p text:style-name="Table_20_Contents">Reserved</text:p>
          </table:table-cell>
        </table:table-row>
        <table:table-row table:style-name="Table3.1">
          <table:table-cell table:style-name="Table3.A2" office:value-type="string">
            <text:p text:style-name="P4">6</text:p>
          </table:table-cell>
          <table:table-cell table:style-name="Table3.B2" office:value-type="string">
            <text:p text:style-name="Table_20_Contents">IPv6 address of the utilised OLSR interface on the sending node. This can only occur when the OLSR stack runs in IPv6 mode, as per the IETF RFC 2460 specification (128 bits, 16 bytes).</text:p>
            <text:p text:style-name="P5">Represented in the regular dot notation for an IPv6 address.</text:p>
          </table:table-cell>
        </table:table-row>
        <table:table-row table:style-name="Table3.1">
          <table:table-cell table:style-name="Table3.A9" office:value-type="string">
            <text:p text:style-name="P4">...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4">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4">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3" office:value-type="string">
            <text:p text:style-name="P4">193</text:p>
          </table:table-cell>
          <table:table-cell table:style-name="Table4.B3"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3" office:value-type="string">
            <text:p text:style-name="P4">194</text:p>
          </table:table-cell>
          <table:table-cell table:style-name="Table4.B3" office:value-type="string">
            <text:p text:style-name="Table_20_Contents">An unsigned integer number of 4 digits in the range [1, 8191] (13 bits, 2 bytes).</text:p>
          </table:table-cell>
        </table:table-row>
        <table:table-row table:style-name="Table4.1">
          <table:table-cell table:style-name="Table4.A3" office:value-type="string">
            <text:p text:style-name="P4">... 254</text:p>
          </table:table-cell>
          <table:table-cell table:style-name="Table4.B3"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4">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5">255</text:p>
          </table:table-cell>
          <table:table-cell table:style-name="Table6.B2" office:value-type="string">
            <text:p text:style-name="P14">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text:soft-page-break/>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0">Figure 1</text:sequence-ref> on page <text:sequence-ref text:reference-format="page" text:ref-name="refFigure0">4</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4">Bits</text:p>
            </table:table-cell>
            <table:table-cell table:style-name="Table7.C1" office:value-type="string">
              <text:p text:style-name="Table_20_Contents">Description</text:p>
            </table:table-cell>
          </table:table-row>
        </table:table-header-rows>
        <table:table-row table:style-name="Table7.1">
          <table:table-cell table:style-name="Table7.A2" office:value-type="string">
            <text:p text:style-name="Table_20_Contents">version</text:p>
          </table:table-cell>
          <table:table-cell table:style-name="Table7.A2" office:value-type="string">
            <text:p text:style-name="P18">8</text:p>
          </table:table-cell>
          <table:table-cell table:style-name="Table7.C2" office:value-type="string">
            <text:p text:style-name="Table_20_Contents">The version of the message format, currently fixed to zero.</text:p>
          </table:table-cell>
        </table:table-row>
        <table:table-row table:style-name="Table7.1">
          <table:table-cell table:style-name="Table7.A2" office:value-type="string">
            <text:p text:style-name="Table_20_Contents">updateTime</text:p>
          </table:table-cell>
          <table:table-cell table:style-name="Table7.A2" office:value-type="string">
            <text:p text:style-name="P18">8</text:p>
          </table:table-cell>
          <table:table-cell table:style-name="Table7.C2"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8</text:sequence-ref>.</text:p>
          </table:table-cell>
        </table:table-row>
        <table:table-row table:style-name="Table7.1">
          <table:table-cell table:style-name="Table7.A2" office:value-type="string">
            <text:p text:style-name="Table_20_Contents">smask</text:p>
          </table:table-cell>
          <table:table-cell table:style-name="Table7.A2" office:value-type="string">
            <text:p text:style-name="P18">8</text:p>
          </table:table-cell>
          <table:table-cell table:style-name="Table7.C2" office:value-type="string">
            <text:p text:style-name="Text_20_body">A mask signaling the contents of the message.</text:p>
          </table:table-cell>
        </table:table-row>
        <table:table-row table:style-name="Table7.1">
          <table:table-cell table:style-name="Table7.A2" office:value-type="string">
            <text:p text:style-name="Table_20_Contents">time</text:p>
          </table:table-cell>
          <table:table-cell table:style-name="Table7.A2" office:value-type="string">
            <text:p text:style-name="P18">17</text:p>
          </table:table-cell>
          <table:table-cell table:style-name="Table7.C2" office:value-type="string">
            <text:p text:style-name="Text_20_body">The timestamp of the position update data: the number of seconds after midnight.</text:p>
          </table:table-cell>
        </table:table-row>
        <table:table-row table:style-name="Table7.1">
          <table:table-cell table:style-name="Table7.A2" office:value-type="string">
            <text:p text:style-name="Table_20_Contents">lat</text:p>
          </table:table-cell>
          <table:table-cell table:style-name="Table7.A2" office:value-type="string">
            <text:p text:style-name="P18">28</text:p>
          </table:table-cell>
          <table:table-cell table:style-name="Table7.C2" office:value-type="string">
            <text:p text:style-name="Table_20_Contents">Latitude of the position update.</text:p>
          </table:table-cell>
        </table:table-row>
        <table:table-row table:style-name="Table7.1">
          <table:table-cell table:style-name="Table7.A2" office:value-type="string">
            <text:p text:style-name="Table_20_Contents">long</text:p>
          </table:table-cell>
          <table:table-cell table:style-name="Table7.A2" office:value-type="string">
            <text:p text:style-name="P18">27</text:p>
          </table:table-cell>
          <table:table-cell table:style-name="Table7.C2" office:value-type="string">
            <text:p text:style-name="Table_20_Contents">Longitude of the position update.</text:p>
          </table:table-cell>
        </table:table-row>
        <table:table-row table:style-name="Table7.1">
          <table:table-cell table:style-name="Table7.A2" office:value-type="string">
            <text:p text:style-name="Table_20_Contents">alt</text:p>
          </table:table-cell>
          <table:table-cell table:style-name="Table7.A2" office:value-type="string">
            <text:p text:style-name="P18">16</text:p>
          </table:table-cell>
          <table:table-cell table:style-name="Table7.C2" office:value-type="string">
            <text:p text:style-name="Table_20_Contents">Altitude of the position update (in meters)</text:p>
          </table:table-cell>
        </table:table-row>
        <table:table-row table:style-name="Table7.1">
          <table:table-cell table:style-name="Table7.A2" office:value-type="string">
            <text:p text:style-name="Table_20_Contents">speed</text:p>
          </table:table-cell>
          <table:table-cell table:style-name="Table7.A2" office:value-type="string">
            <text:p text:style-name="P18">12</text:p>
          </table:table-cell>
          <table:table-cell table:style-name="Table7.C2" office:value-type="string">
            <text:p text:style-name="Table_20_Contents">Speed of the position update (in kph).</text:p>
          </table:table-cell>
        </table:table-row>
        <table:table-row table:style-name="Table7.1">
          <table:table-cell table:style-name="Table7.A2" office:value-type="string">
            <text:p text:style-name="Table_20_Contents">track</text:p>
          </table:table-cell>
          <table:table-cell table:style-name="Table7.A2" office:value-type="string">
            <text:p text:style-name="P18">9</text:p>
          </table:table-cell>
          <table:table-cell table:style-name="Table7.C2" office:value-type="string">
            <text:p text:style-name="Table_20_Contents">Track (direction) of the position update (in degrees).</text:p>
          </table:table-cell>
        </table:table-row>
        <table:table-row table:style-name="Table7.1">
          <table:table-cell table:style-name="Table7.A2" office:value-type="string">
            <text:p text:style-name="Table_20_Contents">hdop</text:p>
          </table:table-cell>
          <table:table-cell table:style-name="Table7.A2" office:value-type="string">
            <text:p text:style-name="P18">11</text:p>
          </table:table-cell>
          <table:table-cell table:style-name="Table7.C2" office:value-type="string">
            <text:p text:style-name="Table_20_Contents">HDOP of the position update.</text:p>
          </table:table-cell>
        </table:table-row>
        <table:table-row table:style-name="Table7.1">
          <table:table-cell table:style-name="Table7.A2" office:value-type="string">
            <text:p text:style-name="Table_20_Contents">nodeIdType</text:p>
          </table:table-cell>
          <table:table-cell table:style-name="Table7.A2" office:value-type="string">
            <text:p text:style-name="P4">8</text:p>
          </table:table-cell>
          <table:table-cell table:style-name="Table7.C2"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2" office:value-type="string">
            <text:p text:style-name="Table_20_Contents">nodeId</text:p>
          </table:table-cell>
          <table:table-cell table:style-name="Table7.A2" office:value-type="string">
            <text:p text:style-name="P4">variable</text:p>
          </table:table-cell>
          <table:table-cell table:style-name="Table7.C2"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updateTime</text:h>
      <text:p text:style-name="P7">The update time is mapped non-linearly on the number of available bits according to the following relation (lsn = least significant nibble, msn = most significant nibble).</text:p>
      <text:p text:style-name="P18"><draw:frame draw:style-name="fr3" draw:name="Frame4" text:anchor-type="as-char" svg:width="2.6772in" draw:z-index="6"><draw:text-box fo:min-height="0.8752in"><text:p text:style-name="Formula"><draw:frame draw:style-name="fr5" draw:name="Object4" text:anchor-type="paragraph" svg:x="0.0016in" svg:y="0.0008in" svg:width="2.6772in" style:rel-width="100%" svg:height="0.8752in" style:rel-height="scale" draw:z-index="7"><draw:object xlink:href="./Object 4" xlink:type="simple" xlink:show="embed" xlink:actuate="onLoad"/><draw:image xlink:href="./ObjectReplacements/Object 4" xlink:type="simple" xlink:show="embed" xlink:actuate="onLoad"/><svg:desc>formula</svg:desc></draw:frame>Formula <text:sequence text:ref-name="refFormula2" text:name="Formula" text:formula="ooow:Formula+1" style:num-format="1">1</text:sequence>: Update Time Mapping</text:p></draw:text-box></draw:frame></text:p>
      <text:h text:style-name="Heading_20_3" text:outline-level="3"><text:soft-page-break/>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 It also signals whether node ID information is presen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Bitfield</text:p>
            </table:table-cell>
            <table:table-cell table:style-name="Table8.A1" office:value-type="string">
              <text:p text:style-name="P4">Value</text:p>
            </table:table-cell>
            <table:table-cell table:style-name="Table8.C1" office:value-type="string">
              <text:p text:style-name="Table_20_Contents">Description</text:p>
            </table:table-cell>
          </table:table-row>
        </table:table-header-rows>
        <table:table-row>
          <table:table-cell table:style-name="Table8.A2" office:value-type="string">
            <text:p text:style-name="P18">GPGGA</text:p>
          </table:table-cell>
          <table:table-cell table:style-name="Table8.A2" office:value-type="string">
            <text:p text:style-name="P4">1</text:p>
          </table:table-cell>
          <table:table-cell table:style-name="Table8.C2" office:value-type="string">
            <text:p text:style-name="Text_20_body">GGA - Essential fix data which provide 3D location and accuracy data</text:p>
          </table:table-cell>
        </table:table-row>
        <table:table-row>
          <table:table-cell table:style-name="Table8.A2" office:value-type="string">
            <text:p text:style-name="P18">GPGSA</text:p>
          </table:table-cell>
          <table:table-cell table:style-name="Table8.A2" office:value-type="string">
            <text:p text:style-name="P4">2</text:p>
          </table:table-cell>
          <table:table-cell table:style-name="Table8.C2" office:value-type="string">
            <text:p text:style-name="Text_20_body">GSA - GPS receiver operating mode, SVs used for navigation, and DOP values</text:p>
          </table:table-cell>
        </table:table-row>
        <table:table-row>
          <table:table-cell table:style-name="Table8.A2" office:value-type="string">
            <text:p text:style-name="P18">GPGSV</text:p>
          </table:table-cell>
          <table:table-cell table:style-name="Table8.A2" office:value-type="string">
            <text:p text:style-name="P4">4</text:p>
          </table:table-cell>
          <table:table-cell table:style-name="Table8.C2" office:value-type="string">
            <text:p text:style-name="Text_20_body">GSV - Number of SVs in view, PRN numbers, elevation, azimuth &amp; SNR values</text:p>
          </table:table-cell>
        </table:table-row>
        <table:table-row>
          <table:table-cell table:style-name="Table8.A2" office:value-type="string">
            <text:p text:style-name="P18">GPRMC</text:p>
          </table:table-cell>
          <table:table-cell table:style-name="Table8.A2" office:value-type="string">
            <text:p text:style-name="P4">8</text:p>
          </table:table-cell>
          <table:table-cell table:style-name="Table8.C2" office:value-type="string">
            <text:p text:style-name="Text_20_body">RMC - Recommended Minimum Specific GPS/TRANSIT Data</text:p>
          </table:table-cell>
        </table:table-row>
        <table:table-row>
          <table:table-cell table:style-name="Table8.A2" office:value-type="string">
            <text:p text:style-name="P18">GPVTG</text:p>
          </table:table-cell>
          <table:table-cell table:style-name="Table8.A2" office:value-type="string">
            <text:p text:style-name="P4">16</text:p>
          </table:table-cell>
          <table:table-cell table:style-name="Table8.C2" office:value-type="string">
            <text:p text:style-name="Text_20_body">VTG - Actual track made good and speed over ground</text:p>
          </table:table-cell>
        </table:table-row>
        <table:table-row>
          <table:table-cell table:style-name="Table8.A2" office:value-type="string">
            <text:p text:style-name="P18">ID</text:p>
          </table:table-cell>
          <table:table-cell table:style-name="Table8.A2" office:value-type="string">
            <text:p text:style-name="P4">128</text:p>
          </table:table-cell>
          <table:table-cell table:style-name="Table8.C2" office:value-type="string">
            <text:p text:style-name="Text_20_body">The nodeIdType and nodeId fields are present.</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Upon conversion from position update message to NMEA sentence the incoming time (number of seconds after midnight) is added to midnight of the current day. Corner case dealing with day crossings and clock skew are accounted for:</text:p>
      <text:list xml:id="list1181330474" text:style-name="L4">
        <text:list-item>
          <text:p text:style-name="P19">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19">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text:soft-page-break/>lat / long</text:h>
      <text:p text:style-name="P7">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8"><draw:frame draw:style-name="fr2" draw:name="Frame2" text:anchor-type="as-char" svg:width="1.9953in" draw:z-index="2"><draw:text-box fo:min-height="1.5075in"><text:p text:style-name="Formula"><draw:frame draw:style-name="fr5" draw:name="Object2" text:anchor-type="paragraph" svg:x="0.0016in" svg:y="0.0008in" svg:width="1.9953in" style:rel-width="100%" svg:height="1.5075in" style:rel-height="scale" draw:z-index="3"><draw:object xlink:href="./Object 2" xlink:type="simple" xlink:show="embed" xlink:actuate="onLoad"/><draw:image xlink:href="./ObjectReplacements/Object 2" xlink:type="simple" xlink:show="embed" xlink:actuate="onLoad"/></draw:frame>Formula <text:sequence text:ref-name="refFormula0" text:name="Formula" text:formula="ooow:Formula+1" style:num-format="1">2</text:sequence>: Latitude Mapping</text:p></draw:text-box></draw:frame><draw:frame draw:style-name="fr2" draw:name="Frame3" text:anchor-type="as-char" svg:width="2.2217in" draw:z-index="4"><draw:text-box fo:min-height="1.5102in"><text:p text:style-name="Formula"><draw:frame draw:style-name="fr5" draw:name="Object3" text:anchor-type="paragraph" svg:x="0.0016in" svg:y="0.0008in" svg:width="2.2217in" style:rel-width="100%" svg:height="1.5102in" style:rel-height="scale" draw:z-index="5"><draw:object xlink:href="./Object 3" xlink:type="simple" xlink:show="embed" xlink:actuate="onLoad"/><draw:image xlink:href="./ObjectReplacements/Object 3" xlink:type="simple" xlink:show="embed" xlink:actuate="onLoad"/></draw:frame>Formula <text:sequence text:ref-name="refFormula1"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8"><draw:frame draw:style-name="fr3" draw:name="Frame5" text:anchor-type="as-char" svg:width="2.0925in" draw:z-index="8"><draw:text-box fo:min-height="0.8264in"><text:p text:style-name="Formula"><draw:frame draw:style-name="fr5" draw:name="Object5" text:anchor-type="paragraph" svg:x="0.0016in" svg:y="0.0008in" svg:width="2.0925in" style:rel-width="100%" svg:height="0.8264in" style:rel-height="scale" draw:z-index="9"><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paragraph-properties fo:margin-left="0.248in" fo:margin-right="0in" fo:margin-top="0in" fo:margin-bottom="0.0417in" fo:text-indent="-0.248in" style:auto-text-indent="fals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in" fo:margin-right="0in" fo:margin-top="0.1665in" fo:margin-bottom="0.0417in" fo:text-indent="0in" style:auto-text-indent="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008in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0.5in" fo:margin-right="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0</text:user-defined><text:tab/><text:tab/>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6T14:38:26</meta:creation-date>
    <meta:editing-duration>PT7H22M59S</meta:editing-duration>
    <meta:editing-cycles>79</meta:editing-cycles>
    <meta:generator>OpenOffice.org/3.3$Unix OpenOffice.org_project/330m20$Build-9567</meta:generator>
    <dc:date>2011-06-16T17:24:02</dc:date>
    <dc:creator>Ferry Huberts</dc:creator>
    <meta:document-statistic meta:table-count="8" meta:image-count="0" meta:object-count="5" meta:page-count="12" meta:paragraph-count="350" meta:word-count="2497" meta:character-count="14901"/>
    <meta:user-defined meta:name="version">0.2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left" draw:textarea-vertical-align="botto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textarea-horizontal-align="left" draw:textarea-vertical-align="top"/>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right" draw:textarea-vertical-align="bottom"/>
    </style:style>
    <style:style style:name="gr8" style:family="graphic" style:parent-style-name="standard">
      <style:graphic-properties draw:textarea-horizontal-align="right" draw:textarea-vertical-align="top"/>
    </style:style>
    <style:style style:name="gr9"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072cm" svg:y="18.95cm">
          <text:p text:style-name="P1">Ad-Hoc Router 1</text:p>
        </draw:rect>
        <draw:rect draw:style-name="gr2" draw:text-style-name="P1" draw:layer="layout" svg:width="2.973cm" svg:height="2.973cm" svg:x="4.063cm" svg:y="19.942cm">
          <text:p text:style-name="P1">GPS</text:p>
          <text:p text:style-name="P1">Daemon</text:p>
        </draw:rect>
        <draw:g>
          <draw:path draw:style-name="gr3" draw:text-style-name="P1" draw:layer="layout" svg:width="7.058cm" svg:height="6.446cm" draw:transform="skewX (-8.18649665686763E-017) rotate (2.3561944901919) translate (14.5677462061838cm 29.1664178348719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draw:transform="rotate (1.5707963267946) translate (13.547cm 26.906cm)">
            <draw:text-box>
              <text:p text:style-name="P1">OLSR Network</text:p>
            </draw:text-box>
          </draw:frame>
        </draw:g>
        <draw:g>
          <draw:path draw:style-name="gr3" draw:text-style-name="P1" draw:layer="layout" svg:width="7.058cm" svg:height="6.446cm" draw:transform="rotate (0.7853981633973) translate (16.1895821651278cm 14.860746206184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8.45cm" svg:y="13.84cm">
            <draw:text-box>
              <text:p text:style-name="P1">Network 2</text:p>
            </draw:text-box>
          </draw:frame>
        </draw:g>
        <draw:g>
          <draw:path draw:style-name="gr3" draw:text-style-name="P1" draw:layer="layout" svg:width="7.058cm" svg:height="6.446cm" draw:transform="skewX (8.18649665686763E-017) rotate (0.7853981633973) translate (2.30258216512768cm 14.883746206184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4.563cm" svg:y="13.863cm">
            <draw:text-box>
              <text:p text:style-name="P1">Network 1</text:p>
            </draw:text-box>
          </draw:frame>
        </draw:g>
        <draw:rect draw:style-name="gr5" draw:text-style-name="P1" draw:layer="layout" svg:width="5.946cm" svg:height="3.964cm" svg:x="4.063cm" svg:y="23.906cm">
          <text:p text:style-name="P1">OLSR Stack</text:p>
        </draw:rect>
        <draw:rect draw:style-name="gr2" draw:text-style-name="P1" draw:layer="layout" svg:width="3.964cm" svg:height="1.982cm" svg:x="5.144cm" svg:y="25.347cm">
          <text:p text:style-name="P1">PUD</text:p>
          <text:p text:style-name="P1">OLSR Plugin</text:p>
        </draw:rect>
        <draw:line draw:style-name="gr6" draw:text-style-name="P1" draw:layer="layout" svg:x1="5.054cm" svg:y1="19.942cm" svg:x2="5.054cm" svg:y2="16.518cm">
          <text:p text:style-name="P1">1</text:p>
          <text:p text:style-name="P1"/>
        </draw:line>
        <draw:line draw:style-name="gr6" draw:text-style-name="P1" draw:layer="layout" svg:x1="8.657cm" svg:y1="16.158cm" svg:x2="8.657cm" svg:y2="25.347cm">
          <text:p text:style-name="P1">2</text:p>
          <text:p text:style-name="P1"/>
        </draw:line>
        <draw:line draw:style-name="gr6" draw:text-style-name="P1" draw:layer="layout" svg:x1="9.108cm" svg:y1="25.888cm" svg:x2="12.351cm" svg:y2="25.888cm">
          <text:p text:style-name="P1">3</text:p>
          <text:p text:style-name="P1"/>
        </draw:line>
        <draw:rect draw:style-name="gr7" draw:text-style-name="P1" draw:layer="layout" svg:width="7.928cm" svg:height="9.911cm" svg:x="16.946cm" svg:y="18.951cm">
          <text:p text:style-name="P1">Ad-Hoc Router 2</text:p>
        </draw:rect>
        <draw:rect draw:style-name="gr2" draw:text-style-name="P1" draw:layer="layout" svg:width="2.973cm" svg:height="2.973cm" svg:x="20.91cm" svg:y="19.943cm">
          <text:p text:style-name="P1">GPS</text:p>
          <text:p text:style-name="P1">Daemon</text:p>
        </draw:rect>
        <draw:rect draw:style-name="gr8" draw:text-style-name="P1" draw:layer="layout" svg:width="5.946cm" svg:height="3.964cm" svg:x="17.937cm" svg:y="23.907cm">
          <text:p text:style-name="P1">OLSR Stack</text:p>
        </draw:rect>
        <draw:rect draw:style-name="gr2" draw:text-style-name="P1" draw:layer="layout" svg:width="3.964cm" svg:height="1.982cm" svg:x="19.018cm" svg:y="25.347cm">
          <text:p text:style-name="P1">PUD</text:p>
          <text:p text:style-name="P1">OLSR Plugin</text:p>
        </draw:rect>
        <draw:line draw:style-name="gr6" draw:text-style-name="P1" draw:layer="layout" svg:x1="16.135cm" svg:y1="25.888cm" svg:x2="19.018cm" svg:y2="25.888cm">
          <text:p text:style-name="P1">4</text:p>
          <text:p text:style-name="P1"/>
        </draw:line>
        <draw:line draw:style-name="gr6" draw:text-style-name="P1" draw:layer="layout" svg:x1="19.468cm" svg:y1="25.364cm" svg:x2="19.468cm" svg:y2="16.428cm">
          <text:p text:style-name="P1">5</text:p>
          <text:p text:style-name="P1"/>
        </draw:line>
        <draw:rect draw:style-name="gr2" draw:text-style-name="P1" draw:layer="layout" svg:width="4.955cm" svg:height="0.99cm" draw:transform="rotate (1.5707963267946) translate (1.091cm 23.906cm)">
          <text:p text:style-name="P1">GPS Receiver</text:p>
        </draw:rect>
        <draw:line draw:style-name="gr9" draw:text-style-name="P1" draw:layer="layout" svg:x1="2.081cm" svg:y1="21.473cm" svg:x2="4.063cm" svg:y2="21.473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